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List_20_Paragraph">
      <style:paragraph-properties fo:margin-left="0in" fo:margin-right="0in" fo:text-indent="0in" style:auto-text-indent="false"/>
      <style:text-properties fo:color="#1f3864" loext:opacity="100%" style:font-name="Calibri Light" fo:font-size="18pt" officeooo:rsid="0015a60e" officeooo:paragraph-rsid="0015a60e" style:font-size-asian="18pt" style:font-size-complex="18pt"/>
    </style:style>
    <style:style style:name="P2" style:family="paragraph" style:parent-style-name="Standard">
      <style:paragraph-properties fo:margin-top="0in" fo:margin-bottom="0in" style:contextual-spacing="false"/>
    </style:style>
    <style:style style:name="P3" style:family="paragraph" style:parent-style-name="Text_20_body">
      <style:text-properties officeooo:rsid="0015a60e" officeooo:paragraph-rsid="0015a60e"/>
    </style:style>
    <style:style style:name="P4" style:family="paragraph" style:parent-style-name="Title">
      <style:paragraph-properties fo:text-align="center" style:justify-single-word="false" fo:padding-left="0in" fo:padding-right="0in" fo:padding-top="0.0138in" fo:padding-bottom="0.0138in" fo:border-left="none" fo:border-right="none" fo:border-top="0.74pt solid #000000" fo:border-bottom="0.74pt solid #000000"/>
    </style:style>
    <style:style style:name="P5" style:family="paragraph" style:parent-style-name="Standard">
      <style:text-properties officeooo:rsid="001a363c" officeooo:paragraph-rsid="001a363c"/>
    </style:style>
    <style:style style:name="P6" style:family="paragraph" style:parent-style-name="Standard">
      <style:text-properties officeooo:rsid="001a363c" officeooo:paragraph-rsid="00228710"/>
    </style:style>
    <style:style style:name="P7" style:family="paragraph" style:parent-style-name="Standard">
      <style:text-properties officeooo:rsid="001b439d" officeooo:paragraph-rsid="001b439d"/>
    </style:style>
    <style:style style:name="P8" style:family="paragraph" style:parent-style-name="Standard">
      <style:text-properties officeooo:rsid="001dbab5" officeooo:paragraph-rsid="001dbab5"/>
    </style:style>
    <style:style style:name="P9" style:family="paragraph" style:parent-style-name="Standard">
      <style:text-properties officeooo:rsid="001f8cdd" officeooo:paragraph-rsid="001f8cdd"/>
    </style:style>
    <style:style style:name="P10" style:family="paragraph" style:parent-style-name="Standard">
      <style:text-properties officeooo:rsid="001fce4d" officeooo:paragraph-rsid="00253885"/>
    </style:style>
    <style:style style:name="P11" style:family="paragraph" style:parent-style-name="Standard">
      <style:text-properties officeooo:rsid="002637da" officeooo:paragraph-rsid="002637da"/>
    </style:style>
    <style:style style:name="P12" style:family="paragraph" style:parent-style-name="Standard">
      <style:text-properties officeooo:rsid="002637da" officeooo:paragraph-rsid="002de41c"/>
    </style:style>
    <style:style style:name="P13" style:family="paragraph" style:parent-style-name="Standard">
      <style:text-properties officeooo:rsid="002637da" officeooo:paragraph-rsid="0030f2fc"/>
    </style:style>
    <style:style style:name="P14" style:family="paragraph" style:parent-style-name="Standard">
      <style:text-properties officeooo:rsid="0028b863" officeooo:paragraph-rsid="0028b863"/>
    </style:style>
    <style:style style:name="P15" style:family="paragraph" style:parent-style-name="Standard">
      <style:text-properties officeooo:rsid="002a814f" officeooo:paragraph-rsid="002a814f"/>
    </style:style>
    <style:style style:name="P16" style:family="paragraph" style:parent-style-name="Standard">
      <style:text-properties officeooo:rsid="002ef6b2" officeooo:paragraph-rsid="002ef6b2"/>
    </style:style>
    <style:style style:name="P17" style:family="paragraph" style:parent-style-name="Standard">
      <style:text-properties officeooo:rsid="0030f2fc" officeooo:paragraph-rsid="0030f2fc"/>
    </style:style>
    <style:style style:name="P18" style:family="paragraph" style:parent-style-name="Standard">
      <style:text-properties officeooo:rsid="00325fbb" officeooo:paragraph-rsid="00325fbb"/>
    </style:style>
    <style:style style:name="P19" style:family="paragraph" style:parent-style-name="Standard" style:list-style-name="L1">
      <style:text-properties officeooo:rsid="0028b863" officeooo:paragraph-rsid="0028b863"/>
    </style:style>
    <style:style style:name="P20" style:family="paragraph" style:parent-style-name="Standard" style:list-style-name="L1">
      <style:text-properties officeooo:rsid="002a814f" officeooo:paragraph-rsid="002a814f"/>
    </style:style>
    <style:style style:name="P21" style:family="paragraph" style:parent-style-name="Standard" style:list-style-name="L2">
      <style:text-properties officeooo:rsid="002a814f" officeooo:paragraph-rsid="002a814f"/>
    </style:style>
    <style:style style:name="P22" style:family="paragraph" style:parent-style-name="Standard" style:list-style-name="L4">
      <style:text-properties officeooo:rsid="002a814f" officeooo:paragraph-rsid="002a814f"/>
    </style:style>
    <style:style style:name="P23" style:family="paragraph" style:parent-style-name="Standard" style:list-style-name="L3">
      <style:text-properties officeooo:rsid="0030f2fc" officeooo:paragraph-rsid="0030f2fc"/>
    </style:style>
    <style:style style:name="P24" style:family="paragraph" style:parent-style-name="Standard" style:list-style-name="L4">
      <style:text-properties officeooo:paragraph-rsid="002c3459"/>
    </style:style>
    <style:style style:name="P25" style:family="paragraph" style:parent-style-name="Standard" style:list-style-name="L4">
      <style:text-properties officeooo:rsid="002c3459" officeooo:paragraph-rsid="002c3459"/>
    </style:style>
    <style:style style:name="P26" style:family="paragraph" style:parent-style-name="Standard" style:list-style-name="L4">
      <style:text-properties officeooo:rsid="002be252" officeooo:paragraph-rsid="002be252"/>
    </style:style>
    <style:style style:name="P27" style:family="paragraph" style:parent-style-name="Standard" style:list-style-name="L5">
      <style:text-properties officeooo:rsid="001b439d" officeooo:paragraph-rsid="001b439d"/>
    </style:style>
    <style:style style:name="P28" style:family="paragraph" style:parent-style-name="Standard" style:list-style-name="L5">
      <style:text-properties officeooo:rsid="001b439d" officeooo:paragraph-rsid="001c4d57"/>
    </style:style>
    <style:style style:name="P29" style:family="paragraph" style:parent-style-name="Standard" style:list-style-name="L5">
      <style:text-properties officeooo:rsid="001c4d57" officeooo:paragraph-rsid="001c4d57"/>
    </style:style>
    <style:style style:name="P30" style:family="paragraph" style:parent-style-name="Standard">
      <style:text-properties fo:font-style="normal" officeooo:rsid="002de41c" officeooo:paragraph-rsid="0030f2fc" style:font-style-asian="normal" style:font-style-complex="normal"/>
    </style:style>
    <style:style style:name="P31" style:family="paragraph" style:parent-style-name="Standard">
      <style:text-properties fo:font-style="normal" officeooo:rsid="002ef6b2" officeooo:paragraph-rsid="002ef6b2" style:font-style-asian="normal" style:font-style-complex="normal"/>
    </style:style>
    <style:style style:name="P32" style:family="paragraph" style:parent-style-name="Standard">
      <style:text-properties fo:font-style="normal" officeooo:rsid="00325fbb" officeooo:paragraph-rsid="00325fbb"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2ce410" style:font-style-asian="normal" style:font-style-complex="normal"/>
    </style:style>
    <style:style style:name="T4" style:family="text">
      <style:text-properties fo:font-style="normal" officeooo:rsid="002de41c" style:font-style-asian="normal" style:font-style-complex="normal"/>
    </style:style>
    <style:style style:name="T5" style:family="text">
      <style:text-properties fo:font-style="normal" officeooo:rsid="002ef6b2" style:font-style-asian="normal" style:font-style-complex="normal"/>
    </style:style>
    <style:style style:name="T6" style:family="text">
      <style:text-properties fo:font-style="normal" officeooo:rsid="0030f2fc" style:font-style-asian="normal" style:font-style-complex="normal"/>
    </style:style>
    <style:style style:name="T7" style:family="text">
      <style:text-properties fo:font-style="normal" officeooo:rsid="00360520" style:font-style-asian="normal" style:font-style-complex="normal"/>
    </style:style>
    <style:style style:name="T8" style:family="text">
      <style:text-properties officeooo:rsid="001b439d"/>
    </style:style>
    <style:style style:name="T9" style:family="text">
      <style:text-properties officeooo:rsid="001fce4d"/>
    </style:style>
    <style:style style:name="T10" style:family="text">
      <style:text-properties officeooo:rsid="00200aa0"/>
    </style:style>
    <style:style style:name="T11" style:family="text">
      <style:text-properties officeooo:rsid="00208a36"/>
    </style:style>
    <style:style style:name="T12" style:family="text">
      <style:text-properties officeooo:rsid="002225d5"/>
    </style:style>
    <style:style style:name="T13" style:family="text">
      <style:text-properties officeooo:rsid="00228710"/>
    </style:style>
    <style:style style:name="T14" style:family="text">
      <style:text-properties officeooo:rsid="00253885"/>
    </style:style>
    <style:style style:name="T15" style:family="text">
      <style:text-properties officeooo:rsid="0036997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4">SENIOR HONORS THESIS</text:p>
      <text:p text:style-name="P2"/>
      <text:p text:style-name="P2">Nathan Burwig</text:p>
      <text:p text:style-name="P2">Thesis</text:p>
      <text:p text:style-name="Standard">Fall 2022</text:p>
      <text:p text:style-name="P14">Introduction</text:p>
      <text:list xml:id="list2838369231" text:style-name="L1">
        <text:list-item>
          <text:p text:style-name="P19">The Standard Model</text:p>
          <text:list>
            <text:list-item>
              <text:p text:style-name="P20">End on note of “alternatives”</text:p>
            </text:list-item>
          </text:list>
        </text:list-item>
        <text:list-item>
          <text:p text:style-name="P19">Organization of this Thesis</text:p>
        </text:list-item>
      </text:list>
      <text:p text:style-name="P15">The Model</text:p>
      <text:list xml:id="list1567297379" text:style-name="L2">
        <text:list-item>
          <text:p text:style-name="P21">Motivation</text:p>
          <text:list>
            <text:list-item>
              <text:p text:style-name="P21">Redshift energy conservation</text:p>
            </text:list-item>
          </text:list>
        </text:list-item>
        <text:list-item>
          <text:p text:style-name="P21">Development</text:p>
          <text:list>
            <text:list-item>
              <text:p text:style-name="P21">S^3 </text:p>
              <text:list>
                <text:list-item>
                  <text:p text:style-name="P21">Metric</text:p>
                </text:list-item>
              </text:list>
            </text:list-item>
            <text:list-item>
              <text:p text:style-name="P21">Axioms of CC</text:p>
              <text:list>
                <text:list-item>
                  <text:p text:style-name="P21"/>
                </text:list-item>
              </text:list>
            </text:list-item>
          </text:list>
        </text:list-item>
      </text:list>
      <text:p text:style-name="P15">The CMB</text:p>
      <text:list xml:id="list3774382212" text:style-name="L3">
        <text:list-item>
          <text:p text:style-name="P23">Showing black body</text:p>
        </text:list-item>
      </text:list>
      <text:list xml:id="list622314847" text:style-name="L4">
        <text:list-item>
          <text:p text:style-name="P22">Average Temperature</text:p>
          <text:list>
            <text:list-item>
              <text:p text:style-name="P25">The methedology</text:p>
            </text:list-item>
            <text:list-item>
              <text:p text:style-name="P22">Relating between the two</text:p>
            </text:list-item>
            <text:list-item>
              <text:p text:style-name="P22">Pristine calculation</text:p>
            </text:list-item>
            <text:list-item>
              <text:p text:style-name="P22">Residual calculation</text:p>
            </text:list-item>
            <text:list-item>
              <text:p text:style-name="P26">Implications</text:p>
            </text:list-item>
            <text:list-item>
              <text:p text:style-name="P26">Uncertainty in flux measurements</text:p>
            </text:list-item>
          </text:list>
        </text:list-item>
        <text:list-item>
          <text:p text:style-name="P25">Power Spectrum</text:p>
          <text:list>
            <text:list-item>
              <text:p text:style-name="P25">The methodology</text:p>
            </text:list-item>
            <text:list-item>
              <text:p text:style-name="P24"><text:soft-page-break/></text:p>
            </text:list-item>
          </text:list>
        </text:list-item>
      </text:list>
      <text:h text:style-name="Heading_20_1" text:outline-level="1">Introduction</text:h>
      <text:p text:style-name="P8">- talk about modern era of physics</text:p>
      <text:p text:style-name="P8">- how jwst has changed the scene of astrophysics</text:p>
      <text:p text:style-name="P8">- where is the current understanding of cosmology</text:p>
      <text:p text:style-name="P7">Stuff Sliwa said.</text:p>
      <text:list xml:id="list3414784552" text:style-name="L5">
        <text:list-item>
          <text:p text:style-name="P27">Conformal symmetry effective given that you have standard isometry and homgeneity (need segal here)</text:p>
        </text:list-item>
        <text:list-item>
          <text:p text:style-name="P27">You get only two worlds</text:p>
        </text:list-item>
        <text:list-item>
          <text:p text:style-name="P29">we have the redshift stuff</text:p>
          <text:list>
            <text:list-item>
              <text:p text:style-name="P29">Now we need the CMBR</text:p>
              <text:list>
                <text:list-item>
                  <text:p text:style-name="P28">“this paper however pertains very little to the problem of the cosmological redshift. Instead we move forward in this paper to discuss the matter of the CMB as it applies to the CC.”</text:p>
                </text:list-item>
              </text:list>
            </text:list-item>
          </text:list>
        </text:list-item>
        <text:list-item>
          <text:p text:style-name="P29">mention JWST and that JWST paper</text:p>
        </text:list-item>
      </text:list>
      <text:p text:style-name="P9">Astrophysics as a field is facing one of the most exciting times in history where the development of increasingly sophisticated technology has ushered in measurements with accuracy previously unknown to humankind. In particular, the launch and initialization of the James Web Space Telescope (JWST) in December 2021 and throughout early 2022 has been a revolutionary moment in modern astrophysics. Since then, JWST has provided physicists of various fields countless opportunities to verify or otherwise test the validity of modern cosmology to an even higher degree of accuracy than the previous generation of orbital telescopes has allowed. <text:span text:style-name="T9">Among these theories we find the Standard Cosmological Model (SCM) (also called $\Lambda CDM$ cosmological model or the Big Bang Theory) which has dominated the field of cosmology for decades; and for good reason.</text:span></text:p>
      <text:p text:style-name="P10">The SCM posits that the universe was once an incredibly dense <text:span text:style-name="T10">sea of energy, too dense in fact for the formation of familiar matter to form. </text:span><text:span text:style-name="T11">A</text:span><text:span text:style-name="T10">ccordingly it is proposed that this density’s associated heat fused the fundamental forces of nature into a larger grand unified force of nature. </text:span><text:span text:style-name="T11">This dense sea of energy then underwent a period of inflation experiencing an exponential expansion of the universe. The universe would then slow it’s rate of inflation yet continue expanding allowing the matter to cool over time and eventually (over billions of years) allow structures like stars, galaxies, and all the other wonderful celestial bodies humanity has familiarized themselves with over the last several centuries. </text:span><text:span text:style-name="T12">This model </text:span><text:span text:style-name="T14">is </text:span><text:span text:style-name="T12">familiar to countless, it’s popularity even penetrating popular media. Thus the Big Bang Theory became a “household theory.” </text:span></text:p>
      <text:p text:style-name="P10"><text:span text:style-name="T12">This was not without reason. The SCM has an immense capacity to explain the universe as we see it and made </text:span><text:span text:style-name="T13">predictions about the cosmos with unprecedented accuracy. </text:span><text:span text:style-name="T14">The primary characteristics, though, are given by the cosmological redshift, and the cosmic microwave background (CMB). </text:span></text:p>
      <text:h text:style-name="Heading_20_1" text:outline-level="1"><text:soft-page-break/>The Model</text:h>
      <text:p text:style-name="P6">In the SCM there is but one explanation typically accepted for the Cosmic Microwave Background. <text:span text:style-name="T8">This is that </text:span></text:p>
      <text:p text:style-name="P5">It does not reproduce the CMBR, it in fact <text:span text:style-name="T1">predicts </text:span><text:span text:style-name="T2">the CMBR as a natural product of the closed curvature of space time </text:span></text:p>
      <text:h text:style-name="Heading_20_1" text:outline-level="1">The Average Temperature of the CMB</text:h>
      <text:p text:style-name="P11">The average temperature of the CMB is a critical aspect of the CMB as a phenomenon in the universe. This, along with the power spectrum characterize the primary features of the CMB, and thus, if the chronometric model is able to reproduce these aspects of the CMB, we can say that the model is, if nothing else, not falsified in light of modern astrophysical data. In order to determine these attributes from first principle, however, it is important to <text:s/><text:span text:style-name="T15">understand</text:span> the bigger picture of how the CMB is accounted for within this model.</text:p>
      <text:p text:style-name="P12">Light in the chronometric cosmos is broadly separated into two categories. The first we call <text:span text:style-name="T1">pristine</text:span><text:span text:style-name="T2"> light, and the second we call </text:span><text:span text:style-name="T1">residual</text:span><text:span text:style-name="T2">. We call the light that has taken fewer than one half-cycle about the cosmos pristine and the light which has passed the $\rho = \pi$ manifold distance residual. </text:span><text:span text:style-name="T3">The CMB then is concerned primarily with the residual light in the universe. </text:span></text:p>
      <text:p text:style-name="P30">Given the relative sparsity of matter in the universe, light of this category would be able to take many circuits about the universe. The infinite time for this high-dispersion radiation to accumulate would directly imply that it is qualitatively distributed in accordance to Planck’s law, and thus is in fact a black body spectrum. </text:p>
      <text:p text:style-name="P13"><text:span text:style-name="T4"><text:tab/><text:tab/><text:tab/><text:tab/></text:span><text:span text:style-name="T5">[</text:span><text:span text:style-name="T6">begin </text:span><text:span text:style-name="T7">planck law calculation</text:span><text:span text:style-name="T6"> stuff]</text:span><text:span text:style-name="T5">.</text:span></text:p>
      <text:p text:style-name="P16"><text:span text:style-name="T2">It is worth noting before continuing that the origin of this light is </text:span><text:span text:style-name="T1">unimportant</text:span><text:span text:style-name="T2"> for general considerations. However for a more specific analysis we can easily consider the source of the pristine and residual <text:s/>light in the universe to be the galaxies and other luminous matter in the universe.</text:span></text:p>
      <text:p text:style-name="P31">To show that the residual light is characteristic of a black body spectrum, we need only point to the stochastic nature of of the emission and motion of galaxies and other luminous material.</text:p>
      <text:p text:style-name="P16"><text:span text:style-name="T2"><text:tab/><text:tab/><text:tab/><text:tab/></text:span><text:span text:style-name="T6">[end </text:span><text:span text:style-name="T7">planck law calculation</text:span><text:span text:style-name="T6"> stuff].</text:span></text:p>
      <text:p text:style-name="P18"><text:span text:style-name="T6">O</text:span><text:span text:style-name="T2">ur methodology then for determining the average temperature of the black body spectrum in this model will be to utilize the residual light in the cosmos . </text:span><text:span text:style-name="T7">We will formally consider the residual light to be the light which remains after extinction from traveling around the universe</text:span><text:span text:style-name="T2"> With this, we will discover a unique relationship between it and the pristine light in the universe, and further find how, after several cycles, this light creates a luminous flux which can be measured, observed, and used to calculate the average temperature of the CMB.</text:span></text:p>
      <text:p text:style-name="P32"/>
      <text:p text:style-name="P17"/>
      <text:p text:style-name="P1"><text:soft-page-break/>CMB Power Spectrum</text:p>
      <text:p text:style-name="P3">The average temperature of the CMBR and it’s ability to be recovered with relative ease within the CCM. However, the primary features of the CMBR power spectrum are an equally important measure of a model’s ability to describe the universe accurately.</text:p>
      <text:p text:style-name="P3">[what is the description of the power spectru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DejaVu Sans"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78in" fo:margin-bottom="0.028in" style:contextual-spacing="false" fo:line-height="100%" fo:keep-together="always" fo:keep-with-next="always"/>
      <style:text-properties fo:color="#1f3864" loext:opacity="100%" style:font-name="Calibri Light" fo:font-family="'Calibri Light'" style:font-family-generic="roman" style:font-pitch="variable" fo:font-size="18pt" style:font-name-asian="DejaVu Sans" style:font-family-asian="'DejaVu Sans'" style:font-family-generic-asian="system" style:font-pitch-asian="variable" style:font-size-asian="18pt" style:font-name-complex="DejaVu Sans" style:font-family-complex="'DejaVu Sans'" style:font-family-generic-complex="system" style:font-pitch-complex="variable" style:font-size-complex="18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28in" fo:margin-bottom="0in" style:contextual-spacing="false" fo:line-height="100%" fo:keep-together="always" fo:keep-with-next="always"/>
      <style:text-properties fo:color="#2f5496" loext:opacity="100%" style:font-name="Calibri Light" fo:font-family="'Calibri Light'" style:font-family-generic="roman" style:font-pitch="variable" fo:font-size="16pt"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28in" fo:margin-bottom="0in" style:contextual-spacing="false" fo:line-height="100%" fo:keep-together="always" fo:keep-with-next="always"/>
      <style:text-properties fo:color="#2f5496"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28in" fo:margin-bottom="0in" style:contextual-spacing="false" fo:keep-together="always" fo:keep-with-next="always"/>
      <style:text-properties fo:text-transform="uppercase" fo:color="#2f5496"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text-transform="uppercase" fo:color="#1f3864" loext:opacity="100%" style:font-name="Calibri Light" fo:font-family="'Calibri Light'"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1f3864"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028in" fo:margin-bottom="0in" style:contextual-spacing="false" fo:keep-together="always" fo:keep-with-next="always"/>
      <style:text-properties fo:color="#1f3864" loext:opacity="100%" style:font-name="Calibri Light" fo:font-family="'Calibri Light'"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028in" fo:margin-bottom="0in" style:contextual-spacing="false" fo:keep-together="always" fo:keep-with-next="always"/>
      <style:text-properties fo:color="#1f3864" loext:opacity="100%" style:font-name="Calibri Light" fo:font-family="'Calibri Light'"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caption" style:family="paragraph" style:parent-style-name="Standard" style:next-style-name="Standard">
      <style:paragraph-properties fo:line-height="100%"/>
      <style:text-properties fo:font-variant="small-caps" fo:color="#44546a" loext:opacity="100%" fo:font-weight="bold" style:font-weight-asian="bold" style:font-weight-complex="bold"/>
    </style:style>
    <style:style style:name="Title" style:family="paragraph" style:parent-style-name="Standard" style:next-style-name="Standard" loext:linked-style-name="Title_20_Char" style:class="chapter">
      <style:paragraph-properties fo:margin-top="0in" fo:margin-bottom="0in" style:contextual-spacing="true" fo:line-height="85%"/>
      <style:text-properties fo:text-transform="uppercase" fo:color="#44546a" loext:opacity="100%" style:font-name="Calibri Light" fo:font-family="'Calibri Light'" style:font-family-generic="roman" style:font-pitch="variable" fo:font-size="36pt" fo:letter-spacing="-0.0102in" style:font-name-asian="DejaVu Sans" style:font-family-asian="'DejaVu Sans'" style:font-family-generic-asian="system" style:font-pitch-asian="variable" style:font-size-asian="36pt" style:font-name-complex="DejaVu Sans" style:font-family-complex="'DejaVu Sans'" style:font-family-generic-complex="system" style:font-pitch-complex="variable" style:font-size-complex="36pt"/>
    </style:style>
    <style:style style:name="Subtitle" style:family="paragraph" style:parent-style-name="Standard" style:next-style-name="Standard" loext:linked-style-name="Subtitle_20_Char" style:class="chapter">
      <style:paragraph-properties fo:margin-top="0in" fo:margin-bottom="0.1665in" style:contextual-spacing="false" fo:line-height="100%"/>
      <style:text-properties fo:color="#4472c4"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Quote" style:family="paragraph" style:parent-style-name="Standard" style:next-style-name="Standard" loext:linked-style-name="Quote_20_Char">
      <style:paragraph-properties fo:margin-left="0.5in" fo:margin-right="0in" fo:margin-top="0.0835in" fo:margin-bottom="0.0835in" style:contextual-spacing="false" fo:text-indent="0in" style:auto-text-indent="false"/>
      <style:text-properties fo:color="#44546a" loext:opacity="100%" fo:font-size="12pt" style:font-size-asian="12pt" style:font-size-complex="12pt"/>
    </style:style>
    <style:style style:name="Intense_20_Quote" style:display-name="Intense Quote" style:family="paragraph" style:parent-style-name="Standard" style:next-style-name="Standard" loext:linked-style-name="Intense_20_Quote_20_Char">
      <style:paragraph-properties fo:margin-left="0.5in" fo:margin-right="0in" fo:margin-top="0.1945in" fo:margin-bottom="0.1665in" style:contextual-spacing="false" fo:line-height="100%" fo:text-align="center" style:justify-single-word="false" fo:text-indent="0in" style:auto-text-indent="false"/>
      <style:text-properties fo:color="#44546a" loext:opacity="100%" style:font-name="Calibri Light" fo:font-family="'Calibri Light'" style:font-family-generic="roman" style:font-pitch="variable" fo:font-size="16pt" fo:letter-spacing="-0.0043in"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1f3864" loext:opacity="100%" style:font-name="Calibri Light" fo:font-family="'Calibri Light'" style:font-family-generic="roman" style:font-pitch="variable" fo:font-size="18pt" style:font-name-asian="DejaVu Sans" style:font-family-asian="'DejaVu Sans'" style:font-family-generic-asian="system" style:font-pitch-asian="variable" style:font-size-asian="18pt" style:font-name-complex="DejaVu Sans" style:font-family-complex="'DejaVu Sans'" style:font-family-generic-complex="system" style:font-pitch-complex="variable" style:font-size-complex="18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6pt"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3_20_Char" style:display-name="Heading 3 Char" style:family="text" style:parent-style-name="Default_20_Paragraph_20_Font" loext:linked-style-name="Heading_20_3">
      <style:text-properties fo:color="#2f5496"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4_20_Char" style:display-name="Heading 4 Char" style:family="text" style:parent-style-name="Default_20_Paragraph_20_Font" loext:linked-style-name="Heading_20_4">
      <style:text-properties fo:color="#2f5496"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5_20_Char" style:display-name="Heading 5 Char" style:family="text" style:parent-style-name="Default_20_Paragraph_20_Font" loext:linked-style-name="Heading_20_5">
      <style:text-properties fo:text-transform="uppercase" fo:color="#2f5496"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loext:linked-style-name="Heading_20_6">
      <style:text-properties fo:text-transform="uppercase" fo:color="#1f3864" loext:opacity="100%" style:font-name="Calibri Light" fo:font-family="'Calibri Light'"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1f3864"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loext:linked-style-name="Heading_20_8">
      <style:text-properties fo:color="#1f3864" loext:opacity="100%" style:font-name="Calibri Light" fo:font-family="'Calibri Light'"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9_20_Char" style:display-name="Heading 9 Char" style:family="text" style:parent-style-name="Default_20_Paragraph_20_Font" loext:linked-style-name="Heading_20_9">
      <style:text-properties fo:color="#1f3864" loext:opacity="100%" style:font-name="Calibri Light" fo:font-family="'Calibri Light'"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itle_20_Char" style:display-name="Title Char" style:family="text" style:parent-style-name="Default_20_Paragraph_20_Font" loext:linked-style-name="Title">
      <style:text-properties fo:text-transform="uppercase" fo:color="#44546a" loext:opacity="100%" style:font-name="Calibri Light" fo:font-family="'Calibri Light'" style:font-family-generic="roman" style:font-pitch="variable" fo:font-size="36pt" fo:letter-spacing="-0.0102in" style:font-name-asian="DejaVu Sans" style:font-family-asian="'DejaVu Sans'" style:font-family-generic-asian="system" style:font-pitch-asian="variable" style:font-size-asian="36pt" style:font-name-complex="DejaVu Sans" style:font-family-complex="'DejaVu Sans'" style:font-family-generic-complex="system" style:font-pitch-complex="variable" style:font-size-complex="36pt"/>
    </style:style>
    <style:style style:name="Subtitle_20_Char" style:display-name="Subtitle Char" style:family="text" style:parent-style-name="Default_20_Paragraph_20_Font" loext:linked-style-name="Subtitle">
      <style:text-properties fo:color="#4472c4"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loext:linked-style-name="Quote">
      <style:text-properties fo:color="#44546a" loext:opacity="100%" fo:font-size="12pt" style:font-size-asian="12pt" style:font-size-complex="12pt"/>
    </style:style>
    <style:style style:name="Intense_20_Quote_20_Char" style:display-name="Intense Quote Char" style:family="text" style:parent-style-name="Default_20_Paragraph_20_Font" loext:linked-style-name="Intense_20_Quote">
      <style:text-properties fo:color="#44546a" loext:opacity="100%" style:font-name="Calibri Light" fo:font-family="'Calibri Light'" style:font-family-generic="roman" style:font-pitch="variable" fo:font-size="16pt" fo:letter-spacing="-0.0043in"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style:style>
    <style:style style:name="Subtle_20_Emphasis" style:display-name="Subtle Emphasis" style:family="text" style:parent-style-name="Default_20_Paragraph_20_Font">
      <style:text-properties fo:color="#595959" loext:opacity="100%"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text-underline-style="none" loext:padding="0in" loext:border="none" loext:shadow="none"/>
    </style:style>
    <style:style style:name="Intense_20_Reference" style:display-name="Intense Reference" style:family="text" style:parent-style-name="Default_20_Paragraph_20_Font">
      <style:text-properties fo:font-variant="small-caps" fo:color="#44546a" loext:opacity="100%"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71in" fo:font-weight="bold" style:font-weight-asian="bold" style:font-weight-complex="bold"/>
    </style:style>
    <style:style style:name="ListLabel_20_1" style:display-name="ListLabel 1" style:family="text">
      <style:text-properties style:font-name-asian="DejaVu Sans" style:font-family-asian="'DejaVu Sans'"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75in"/>
        </style:list-level-properties>
        <style:text-properties fo:font-family="Calibri"/>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urwig, Nathan L</meta:initial-creator>
    <meta:editing-cycles>9</meta:editing-cycles>
    <meta:creation-date>2022-11-09T23:51:00</meta:creation-date>
    <dc:date>2023-04-12T21:47:24.335148083</dc:date>
    <meta:editing-duration>PT16H15M7S</meta:editing-duration>
    <meta:generator>LibreOffice/7.3.7.2$Linux_X86_64 LibreOffice_project/30$Build-2</meta:generator>
    <meta:document-statistic meta:table-count="0" meta:image-count="0" meta:object-count="0" meta:page-count="4" meta:paragraph-count="57" meta:word-count="987" meta:character-count="5929" meta:non-whitespace-character-count="5007"/>
    <meta:user-defined meta:name="AppVersion">16.0000</meta:user-defined>
    <meta:template xlink:type="simple" xlink:actuate="onRequest" xlink:title="Normal.dotm" xlink:href=""/>
  </office:meta>
</office:document-meta>
</file>